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DejaVu Sans Mono" svg:font-family="'DejaVu Sans Mono'" style:font-family-generic="modern" style:font-pitch="fixed"/>
    <style:font-face style:name="Gargi-1.2b2" svg:font-family="Gargi-1.2b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Preformatted_20_Text">
      <style:text-properties officeooo:rsid="001a430e" officeooo:paragraph-rsid="001a430e"/>
    </style:style>
    <style:style style:name="P2" style:family="paragraph" style:parent-style-name="Preformatted_20_Text">
      <style:paragraph-properties fo:text-align="center" style:justify-single-word="false"/>
      <style:text-properties officeooo:rsid="001a430e" officeooo:paragraph-rsid="001a430e"/>
    </style:style>
    <style:style style:name="P3" style:family="paragraph" style:parent-style-name="Preformatted_20_Text">
      <style:text-properties officeooo:paragraph-rsid="001b5b97"/>
    </style:style>
    <style:style style:name="P4" style:family="paragraph" style:parent-style-name="Preformatted_20_Text">
      <style:paragraph-properties fo:text-align="center" style:justify-single-word="false"/>
      <style:text-properties officeooo:paragraph-rsid="001a430e"/>
    </style:style>
    <style:style style:name="P5" style:family="paragraph" style:parent-style-name="Preformatted_20_Text">
      <style:paragraph-properties fo:text-align="center" style:justify-single-word="false"/>
      <style:text-properties fo:font-size="15pt" officeooo:rsid="001a430e" officeooo:paragraph-rsid="001a430e" style:font-size-asian="15pt" style:font-size-complex="15pt"/>
    </style:style>
    <style:style style:name="T1" style:family="text">
      <style:text-properties officeooo:rsid="001b5b97"/>
    </style:style>
    <style:style style:name="T2" style:family="text">
      <style:text-properties officeooo:rsid="001b99e6"/>
    </style:style>
    <style:style style:name="T3" style:family="text">
      <style:text-properties officeooo:rsid="001d819c"/>
    </style:style>
    <style:style style:name="T4" style:family="text">
      <style:text-properties fo:font-size="12pt" officeooo:rsid="001a430e" style:font-size-asian="12pt" style:font-size-complex="12pt"/>
    </style:style>
    <style:style style:name="T5" style:family="text">
      <style:text-properties officeooo:rsid="001e62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etting Started with</text:span>Sonar <text:span text:style-name="T5">GNU/</text:span>Linux</text:p>
      <text:p text:style-name="P4"><text:span text:style-name="T4">Written by </text:span><text:a xlink:type="simple" xlink:href="http://kyle.tk/" office:name="Kyle's main website"><text:span text:style-name="T4">Kyle</text:span></text:a></text:p>
      <text:p text:style-name="P2"/>
      <text:p text:style-name="P1">This <text:span text:style-name="T1">document </text:span>is only a placeholder for now, <text:span text:style-name="T2">but should be a good demonstration of the capabilities and accessibility of </text:span><text:a xlink:type="simple" xlink:href="https://www.libreoffice.org/"><text:span text:style-name="T2">LibreOffice</text:span></text:a><text:span text:style-name="T2"> and the </text:span><text:a xlink:type="simple" xlink:href="http://www.opendocumentformat.org/" office:name="Open Document Format website"><text:span text:style-name="T2">Open Document</text:span></text:a> <text:span text:style-name="T3">text file format</text:span>. It replaces Manjaro's pdf file. This file will contain a user guide for people getting started with Linux in general, and Sonar Linux specifically. Some master keyboard shortcuts specific to Sonar will be included for reference.</text:p>
      <text:p text:style-name="P1"/>
      <text:p text:style-name="P3"><text:a xlink:type="simple" xlink:href="http://sonargnulinux.com/" office:name="Sonar Gnu/Linux official website"><text:span text:style-name="T3">Sonar GNU/Linux</text:span></text:a><text:span text:style-name="T3"> is based very closely on </text:span><text:a xlink:type="simple" xlink:href="https://manjaro.org/" office:name="Manjaro Linux official website"><text:span text:style-name="T3">Manjaro Linux</text:span></text:a><text:span text:style-name="T3">, but neither Sonar nor Manjaro is guaranteed to be completely free of bugs. You may subscribe to the </text:span><text:a xlink:type="simple" xlink:href="http://gator3283.hostgator.com/mailman/listinfo/support_sonargnulinux.com" office:name="Info page for Sonar support w-mail list"><text:span text:style-name="T3">support e-mail list</text:span></text:a> <text:span text:style-name="T3">and report any problems you are experiencing or join the #sonar channel on irc.netwirc.tk to get live realtime help. Thanks for trying Sonar GNU/Linu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DejaVu Sans Mono" svg:font-family="'DejaVu Sans Mono'" style:font-family-generic="modern" style:font-pitch="fixed"/>
    <style:font-face style:name="Gargi-1.2b2" svg:font-family="Gargi-1.2b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Gargi-1.2b2" style:font-family-complex="Gargi-1.2b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dc:date>2014-07-22T21:28:59.770727618</dc:date>
    <meta:editing-duration>P0D</meta:editing-duration>
    <meta:editing-cycles>4</meta:editing-cycles>
    <meta:document-statistic meta:table-count="0" meta:image-count="0" meta:object-count="0" meta:page-count="1" meta:paragraph-count="4" meta:word-count="125" meta:character-count="778" meta:non-whitespace-character-count="657"/>
  </office:meta>
</office:document-meta>
</file>